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f0041"/>
    </style:style>
    <style:style style:name="ce2" style:family="table-cell" style:parent-style-name="Default">
      <style:text-properties fo:color="#158466"/>
    </style:style>
    <style:style style:name="ce3" style:family="table-cell" style:parent-style-name="Default">
      <style:text-properties fo:color="#355269"/>
    </style:style>
    <style:style style:name="ce4" style:family="table-cell" style:parent-style-name="Default">
      <style:text-properties fo:color="#ea7500"/>
    </style:style>
  </office:automatic-styles>
  <office:body>
    <office:spreadsheet>
      <table:calculation-settings table:automatic-find-labels="false" table:use-regular-expressions="false" table:use-wildcards="true"/>
      <table:table table:name="rp12-03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B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4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2]-[.B$21])^2" office:value-type="float" office:value="481.558641975307" calcext:value-type="float">
            <text:p>481.558641975307</text:p>
          </table:table-cell>
          <table:table-cell table:style-name="ce2" office:value-type="float" office:value="64" calcext:value-type="float">
            <text:p>64</text:p>
          </table:table-cell>
          <table:table-cell table:formula="of:=([.D2]-[.D$21])^2" office:value-type="float" office:value="487.147959183673" calcext:value-type="float">
            <text:p>487.147959183673</text:p>
          </table:table-cell>
          <table:table-cell table:style-name="ce3" office:value-type="float" office:value="55" calcext:value-type="float">
            <text:p>55</text:p>
          </table:table-cell>
          <table:table-cell table:formula="of:=([.F2]-[.F$21])^2" office:value-type="float" office:value="274.31640625" calcext:value-type="float">
            <text:p>274.31640625</text:p>
          </table:table-cell>
          <table:table-cell table:style-name="ce4" office:value-type="float" office:value="39" calcext:value-type="float">
            <text:p>39</text:p>
          </table:table-cell>
          <table:table-cell table:formula="of:=([.H2]-[.H$21])^2" office:value-type="float" office:value="0.0816326530612239" calcext:value-type="float">
            <text:p>0.081632653061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3]-[.B$21])^2" office:value-type="float" office:value="197.55864197531" calcext:value-type="float">
            <text:p>197.55864197531</text:p>
          </table:table-cell>
          <table:table-cell table:style-name="ce2" office:value-type="float" office:value="28" calcext:value-type="float">
            <text:p>28</text:p>
          </table:table-cell>
          <table:table-cell table:formula="of:=([.D3]-[.D$21])^2" office:value-type="float" office:value="194.005102040816" calcext:value-type="float">
            <text:p>194.005102040816</text:p>
          </table:table-cell>
          <table:table-cell table:style-name="ce3" office:value-type="float" office:value="43" calcext:value-type="float">
            <text:p>43</text:p>
          </table:table-cell>
          <table:table-cell table:formula="of:=([.F3]-[.F$21])^2" office:value-type="float" office:value="20.81640625" calcext:value-type="float">
            <text:p>20.81640625</text:p>
          </table:table-cell>
          <table:table-cell table:style-name="ce4" office:value-type="float" office:value="38" calcext:value-type="float">
            <text:p>38</text:p>
          </table:table-cell>
          <table:table-cell table:formula="of:=([.H3]-[.H$21])^2" office:value-type="float" office:value="1.65306122448979" calcext:value-type="float">
            <text:p>1.65306122448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4]-[.B$21])^2" office:value-type="float" office:value="82.0030864197539" calcext:value-type="float">
            <text:p>82.0030864197539</text:p>
          </table:table-cell>
          <table:table-cell table:style-name="ce2" office:value-type="float" office:value="33" calcext:value-type="float">
            <text:p>33</text:p>
          </table:table-cell>
          <table:table-cell table:formula="of:=([.D4]-[.D$21])^2" office:value-type="float" office:value="79.7193877551021" calcext:value-type="float">
            <text:p>79.7193877551021</text:p>
          </table:table-cell>
          <table:table-cell table:style-name="ce3" office:value-type="float" office:value="53" calcext:value-type="float">
            <text:p>53</text:p>
          </table:table-cell>
          <table:table-cell table:formula="of:=([.F4]-[.F$21])^2" office:value-type="float" office:value="212.06640625" calcext:value-type="float">
            <text:p>212.06640625</text:p>
          </table:table-cell>
          <table:table-cell table:style-name="ce4" office:value-type="float" office:value="45" calcext:value-type="float">
            <text:p>45</text:p>
          </table:table-cell>
          <table:table-cell table:formula="of:=([.H4]-[.H$21])^2" office:value-type="float" office:value="32.6530612244898" calcext:value-type="float">
            <text:p>32.6530612244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5]-[.B$21])^2" office:value-type="float" office:value="1676.44753086419" calcext:value-type="float">
            <text:p>1676.44753086419</text:p>
          </table:table-cell>
          <table:table-cell table:style-name="ce2" office:value-type="float" office:value="83" calcext:value-type="float">
            <text:p>83</text:p>
          </table:table-cell>
          <table:table-cell table:formula="of:=([.D5]-[.D$21])^2" office:value-type="float" office:value="1686.86224489796" calcext:value-type="float">
            <text:p>1686.86224489796</text:p>
          </table:table-cell>
          <table:table-cell table:style-name="ce3" office:value-type="float" office:value="18" calcext:value-type="float">
            <text:p>18</text:p>
          </table:table-cell>
          <table:table-cell table:formula="of:=([.F5]-[.F$21])^2" office:value-type="float" office:value="417.69140625" calcext:value-type="float">
            <text:p>417.69140625</text:p>
          </table:table-cell>
          <table:table-cell table:style-name="ce4" office:value-type="float" office:value="44" calcext:value-type="float">
            <text:p>44</text:p>
          </table:table-cell>
          <table:table-cell table:formula="of:=([.H5]-[.H$21])^2" office:value-type="float" office:value="22.2244897959184" calcext:value-type="float">
            <text:p>22.2244897959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6]-[.B$21])^2" office:value-type="float" office:value="25.5586419753091" calcext:value-type="float">
            <text:p>25.5586419753091</text:p>
          </table:table-cell>
          <table:table-cell table:style-name="ce2" office:value-type="float" office:value="37" calcext:value-type="float">
            <text:p>37</text:p>
          </table:table-cell>
          <table:table-cell table:formula="of:=([.D6]-[.D$21])^2" office:value-type="float" office:value="24.2908163265306" calcext:value-type="float">
            <text:p>24.2908163265306</text:p>
          </table:table-cell>
          <table:table-cell table:style-name="ce3" office:value-type="float" office:value="59" calcext:value-type="float">
            <text:p>59</text:p>
          </table:table-cell>
          <table:table-cell table:formula="of:=([.F6]-[.F$21])^2" office:value-type="float" office:value="422.81640625" calcext:value-type="float">
            <text:p>422.81640625</text:p>
          </table:table-cell>
          <table:table-cell table:style-name="ce4" office:value-type="float" office:value="29" calcext:value-type="float">
            <text:p>29</text:p>
          </table:table-cell>
          <table:table-cell table:formula="of:=([.H6]-[.H$21])^2" office:value-type="float" office:value="105.795918367347" calcext:value-type="float">
            <text:p>105.795918367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7]-[.B$21])^2" office:value-type="float" office:value="122.225308641976" calcext:value-type="float">
            <text:p>122.225308641976</text:p>
          </table:table-cell>
          <table:table-cell table:style-name="ce2" office:value-type="float" office:value="31" calcext:value-type="float">
            <text:p>31</text:p>
          </table:table-cell>
          <table:table-cell table:formula="of:=([.D7]-[.D$21])^2" office:value-type="float" office:value="119.433673469388" calcext:value-type="float">
            <text:p>119.433673469388</text:p>
          </table:table-cell>
          <table:table-cell table:style-name="ce3" office:value-type="float" office:value="32" calcext:value-type="float">
            <text:p>32</text:p>
          </table:table-cell>
          <table:table-cell table:formula="of:=([.F7]-[.F$21])^2" office:value-type="float" office:value="41.44140625" calcext:value-type="float">
            <text:p>41.44140625</text:p>
          </table:table-cell>
          <table:table-cell table:style-name="ce4" office:value-type="float" office:value="30" calcext:value-type="float">
            <text:p>30</text:p>
          </table:table-cell>
          <table:table-cell table:formula="of:=([.H7]-[.H$21])^2" office:value-type="float" office:value="86.2244897959183" calcext:value-type="float">
            <text:p>86.2244897959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8]-[.B$21])^2" office:value-type="float" office:value="322.003086419752" calcext:value-type="float">
            <text:p>322.003086419752</text:p>
          </table:table-cell>
          <table:table-cell table:style-name="ce2" office:value-type="float" office:value="60" calcext:value-type="float">
            <text:p>60</text:p>
          </table:table-cell>
          <table:table-cell table:formula="of:=([.D8]-[.D$21])^2" office:value-type="float" office:value="326.576530612245" calcext:value-type="float">
            <text:p>326.576530612245</text:p>
          </table:table-cell>
          <table:table-cell table:style-name="ce3" office:value-type="float" office:value="27" calcext:value-type="float">
            <text:p>27</text:p>
          </table:table-cell>
          <table:table-cell table:formula="of:=([.F8]-[.F$21])^2" office:value-type="float" office:value="130.81640625" calcext:value-type="float">
            <text:p>130.81640625</text:p>
          </table:table-cell>
          <table:table-cell table:style-name="ce4" office:value-type="float" office:value="50" calcext:value-type="float">
            <text:p>50</text:p>
          </table:table-cell>
          <table:table-cell table:formula="of:=([.H8]-[.H$21])^2" office:value-type="float" office:value="114.795918367347" calcext:value-type="float">
            <text:p>114.795918367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-[.B$21])^2" office:value-type="float" office:value="4.22530864197549" calcext:value-type="float">
            <text:p>4.22530864197549</text:p>
          </table:table-cell>
          <table:table-cell table:style-name="ce2" office:value-type="float" office:value="40" calcext:value-type="float">
            <text:p>40</text:p>
          </table:table-cell>
          <table:table-cell table:formula="of:=([.D9]-[.D$21])^2" office:value-type="float" office:value="3.71938775510205" calcext:value-type="float">
            <text:p>3.71938775510205</text:p>
          </table:table-cell>
          <table:table-cell table:style-name="ce3" office:value-type="float" office:value="30" calcext:value-type="float">
            <text:p>30</text:p>
          </table:table-cell>
          <table:table-cell table:formula="of:=([.F9]-[.F$21])^2" office:value-type="float" office:value="71.19140625" calcext:value-type="float">
            <text:p>71.19140625</text:p>
          </table:table-cell>
          <table:table-cell table:style-name="ce4" office:value-type="float" office:value="63" calcext:value-type="float">
            <text:p>63</text:p>
          </table:table-cell>
          <table:table-cell table:formula="of:=([.H9]-[.H$21])^2" office:value-type="float" office:value="562.367346938776" calcext:value-type="float">
            <text:p>562.3673469387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10]-[.B$21])^2" office:value-type="float" office:value="194.447530864196" calcext:value-type="float">
            <text:p>194.447530864196</text:p>
          </table:table-cell>
          <table:table-cell table:style-name="ce2" office:value-type="float" office:value="56" calcext:value-type="float">
            <text:p>56</text:p>
          </table:table-cell>
          <table:table-cell table:formula="of:=([.D10]-[.D$21])^2" office:value-type="float" office:value="198.005102040816" calcext:value-type="float">
            <text:p>198.005102040816</text:p>
          </table:table-cell>
          <table:table-cell table:style-name="ce3" office:value-type="float" office:value="38" calcext:value-type="float">
            <text:p>38</text:p>
          </table:table-cell>
          <table:table-cell table:formula="of:=([.F10]-[.F$21])^2" office:value-type="float" office:value="0.19140625" calcext:value-type="float">
            <text:p>0.19140625</text:p>
          </table:table-cell>
          <table:table-cell table:style-name="ce4" office:value-type="float" office:value="29" calcext:value-type="float">
            <text:p>29</text:p>
          </table:table-cell>
          <table:table-cell table:formula="of:=([.H10]-[.H$21])^2" office:value-type="float" office:value="105.795918367347" calcext:value-type="float">
            <text:p>105.795918367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1]-[.B$21])^2" office:value-type="float" office:value="8.66975308641949" calcext:value-type="float">
            <text:p>8.66975308641949</text:p>
          </table:table-cell>
          <table:table-cell table:style-name="ce2" office:value-type="float" office:value="45" calcext:value-type="float">
            <text:p>45</text:p>
          </table:table-cell>
          <table:table-cell table:formula="of:=([.D11]-[.D$21])^2" office:value-type="float" office:value="9.43367346938774" calcext:value-type="float">
            <text:p>9.43367346938774</text:p>
          </table:table-cell>
          <table:table-cell table:style-name="ce3" office:value-type="float" office:value="25" calcext:value-type="float">
            <text:p>25</text:p>
          </table:table-cell>
          <table:table-cell table:formula="of:=([.F11]-[.F$21])^2" office:value-type="float" office:value="180.56640625" calcext:value-type="float">
            <text:p>180.56640625</text:p>
          </table:table-cell>
          <table:table-cell table:style-name="ce4" office:value-type="float" office:value="31" calcext:value-type="float">
            <text:p>31</text:p>
          </table:table-cell>
          <table:table-cell table:formula="of:=([.H11]-[.H$21])^2" office:value-type="float" office:value="68.6530612244898" calcext:value-type="float">
            <text:p>68.6530612244898</text:p>
          </table:table-cell>
          <table:table-cell/>
          <table:table-cell office:value-type="string" calcext:value-type="string">
            <text:p>Chi^2</text:p>
          </table:table-cell>
          <table:table-cell table:formula="of:=[.C85]/[.B86]" office:value-type="float" office:value="366.104822638501" calcext:value-type="float">
            <text:p>366.1048226385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2]-[.B$21])^2" office:value-type="float" office:value="1027.55864197531" calcext:value-type="float">
            <text:p>1027.55864197531</text:p>
          </table:table-cell>
          <table:table-cell table:style-name="ce2" office:value-type="float" office:value="10" calcext:value-type="float">
            <text:p>10</text:p>
          </table:table-cell>
          <table:table-cell table:formula="of:=([.D12]-[.D$21])^2" office:value-type="float" office:value="1019.43367346939" calcext:value-type="float">
            <text:p>1019.43367346939</text:p>
          </table:table-cell>
          <table:table-cell table:style-name="ce3" office:value-type="float" office:value="42" calcext:value-type="float">
            <text:p>42</text:p>
          </table:table-cell>
          <table:table-cell table:formula="of:=([.F12]-[.F$21])^2" office:value-type="float" office:value="12.69140625" calcext:value-type="float">
            <text:p>12.69140625</text:p>
          </table:table-cell>
          <table:table-cell table:style-name="ce4" office:value-type="float" office:value="14" calcext:value-type="float">
            <text:p>14</text:p>
          </table:table-cell>
          <table:table-cell table:formula="of:=([.H12]-[.H$21])^2" office:value-type="float" office:value="639.367346938775" calcext:value-type="float">
            <text:p>639.367346938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13]-[.B$21])^2" office:value-type="float" office:value="257.780864197532" calcext:value-type="float">
            <text:p>257.780864197532</text:p>
          </table:table-cell>
          <table:table-cell table:style-name="ce2" office:value-type="float" office:value="26" calcext:value-type="float">
            <text:p>26</text:p>
          </table:table-cell>
          <table:table-cell table:formula="of:=([.D13]-[.D$21])^2" office:value-type="float" office:value="253.719387755102" calcext:value-type="float">
            <text:p>253.719387755102</text:p>
          </table:table-cell>
          <table:table-cell table:style-name="ce3" office:value-type="float" office:value="45" calcext:value-type="float">
            <text:p>45</text:p>
          </table:table-cell>
          <table:table-cell table:formula="of:=([.F13]-[.F$21])^2" office:value-type="float" office:value="43.06640625" calcext:value-type="float">
            <text:p>43.06640625</text:p>
          </table:table-cell>
          <table:table-cell table:style-name="ce4" office:value-type="float" office:value="48" calcext:value-type="float">
            <text:p>48</text:p>
          </table:table-cell>
          <table:table-cell table:formula="of:=([.H13]-[.H$21])^2" office:value-type="float" office:value="75.9387755102041" calcext:value-type="float">
            <text:p>75.9387755102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14]-[.B$21])^2" office:value-type="float" office:value="48.2253086419747" calcext:value-type="float">
            <text:p>48.2253086419747</text:p>
          </table:table-cell>
          <table:table-cell table:style-name="ce2" office:value-type="float" office:value="49" calcext:value-type="float">
            <text:p>49</text:p>
          </table:table-cell>
          <table:table-cell table:formula="of:=([.D14]-[.D$21])^2" office:value-type="float" office:value="50.0051020408163" calcext:value-type="float">
            <text:p>50.0051020408163</text:p>
          </table:table-cell>
          <table:table-cell table:style-name="ce3" office:value-type="float" office:value="20" calcext:value-type="float">
            <text:p>20</text:p>
          </table:table-cell>
          <table:table-cell table:formula="of:=([.F14]-[.F$21])^2" office:value-type="float" office:value="339.94140625" calcext:value-type="float">
            <text:p>339.94140625</text:p>
          </table:table-cell>
          <table:table-cell table:style-name="ce4" office:value-type="float" office:value="52" calcext:value-type="float">
            <text:p>52</text:p>
          </table:table-cell>
          <table:table-cell table:formula="of:=([.H14]-[.H$21])^2" office:value-type="float" office:value="161.65306122449" calcext:value-type="float">
            <text:p>161.65306122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5]-[.B$21])^2" office:value-type="float" office:value="290.891975308643" calcext:value-type="float">
            <text:p>290.891975308643</text:p>
          </table:table-cell>
          <table:table-cell table:style-name="ce2" office:value-type="float" office:value="25" calcext:value-type="float">
            <text:p>25</text:p>
          </table:table-cell>
          <table:table-cell table:formula="of:=([.D15]-[.D$21])^2" office:value-type="float" office:value="286.576530612245" calcext:value-type="float">
            <text:p>286.576530612245</text:p>
          </table:table-cell>
          <table:table-cell table:style-name="ce3" office:value-type="float" office:value="46" calcext:value-type="float">
            <text:p>46</text:p>
          </table:table-cell>
          <table:table-cell table:formula="of:=([.F15]-[.F$21])^2" office:value-type="float" office:value="57.19140625" calcext:value-type="float">
            <text:p>57.19140625</text:p>
          </table:table-cell>
          <table:table-cell table:style-name="ce4" office:value-type="float" office:value="38" calcext:value-type="float">
            <text:p>38</text:p>
          </table:table-cell>
          <table:table-cell table:formula="of:=([.H15]-[.H$21])^2" office:value-type="float" office:value="1.65306122448979" calcext:value-type="float">
            <text:p>1.65306122448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16]-[.B$21])^2" office:value-type="float" office:value="98.8919753086411" calcext:value-type="float">
            <text:p>98.8919753086411</text:p>
          </table:table-cell>
          <table:table-cell table:style-name="ce2"/>
          <table:table-cell/>
          <table:table-cell table:style-name="ce3" office:value-type="float" office:value="46" calcext:value-type="float">
            <text:p>46</text:p>
          </table:table-cell>
          <table:table-cell table:formula="of:=([.F16]-[.F$21])^2" office:value-type="float" office:value="57.19140625" calcext:value-type="float">
            <text:p>57.1914062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17]-[.B$21])^2" office:value-type="float" office:value="397.780864197529" calcext:value-type="float">
            <text:p>397.780864197529</text:p>
          </table:table-cell>
          <table:table-cell table:style-name="ce2"/>
          <table:table-cell/>
          <table:table-cell table:style-name="ce3" office:value-type="float" office:value="36" calcext:value-type="float">
            <text:p>36</text:p>
          </table:table-cell>
          <table:table-cell table:formula="of:=([.F17]-[.F$21])^2" office:value-type="float" office:value="5.94140625" calcext:value-type="float">
            <text:p>5.9414062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18]-[.B$21])^2" office:value-type="float" office:value="122.225308641976" calcext:value-type="float">
            <text:p>122.225308641976</text:p>
          </table:table-cell>
          <table:table-cell table:style-name="ce2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9]-[.B$21])^2" office:value-type="float" office:value="290.891975308643" calcext:value-type="float">
            <text:p>290.891975308643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formula="of:=SUM([.B2:.B19])" office:value-type="float" office:value="757" calcext:value-type="float">
            <text:p>757</text:p>
          </table:table-cell>
          <table:table-cell table:formula="of:=SUM([.C2:.C19])" office:value-type="float" office:value="5648.94444444444" calcext:value-type="float">
            <text:p>5648.94444444444</text:p>
          </table:table-cell>
          <table:table-cell table:formula="of:=SUM([.D2:.D19])" office:value-type="float" office:value="587" calcext:value-type="float">
            <text:p>587</text:p>
          </table:table-cell>
          <table:table-cell table:formula="of:=SUM([.E2:.E19])" office:value-type="float" office:value="4738.92857142857" calcext:value-type="float">
            <text:p>4738.92857142857</text:p>
          </table:table-cell>
          <table:table-cell table:formula="of:=SUM([.F2:.F19])" office:value-type="float" office:value="615" calcext:value-type="float">
            <text:p>615</text:p>
          </table:table-cell>
          <table:table-cell table:formula="of:=SUM([.G2:.G19])" office:value-type="float" office:value="2287.9375" calcext:value-type="float">
            <text:p>2287.9375</text:p>
          </table:table-cell>
          <table:table-cell table:formula="of:=SUM([.H2:.H19])" office:value-type="float" office:value="550" calcext:value-type="float">
            <text:p>550</text:p>
          </table:table-cell>
          <table:table-cell table:formula="of:=SUM([.I2:.I19])" office:value-type="float" office:value="1978.85714285714" calcext:value-type="float">
            <text:p>1978.8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19])" office:value-type="float" office:value="42.0555555555556" calcext:value-type="float">
            <text:p>42.0555555555556</text:p>
          </table:table-cell>
          <table:table-cell table:formula="of:=AVERAGE([.C2:.C19])" office:value-type="float" office:value="313.83024691358" calcext:value-type="float">
            <text:p>313.83024691358</text:p>
          </table:table-cell>
          <table:table-cell table:formula="of:=AVERAGE([.D2:.D19])" office:value-type="float" office:value="41.9285714285714" calcext:value-type="float">
            <text:p>41.9285714285714</text:p>
          </table:table-cell>
          <table:table-cell table:formula="of:=AVERAGE([.E2:.E19])" office:value-type="float" office:value="338.494897959184" calcext:value-type="float">
            <text:p>338.494897959184</text:p>
          </table:table-cell>
          <table:table-cell table:formula="of:=AVERAGE([.F2:.F19])" office:value-type="float" office:value="38.4375" calcext:value-type="float">
            <text:p>38.4375</text:p>
          </table:table-cell>
          <table:table-cell table:formula="of:=AVERAGE([.G2:.G19])" office:value-type="float" office:value="142.99609375" calcext:value-type="float">
            <text:p>142.99609375</text:p>
          </table:table-cell>
          <table:table-cell table:formula="of:=AVERAGE([.H2:.H19])" office:value-type="float" office:value="39.2857142857143" calcext:value-type="float">
            <text:p>39.2857142857143</text:p>
          </table:table-cell>
          <table:table-cell table:formula="of:=AVERAGE([.I2:.I19])" office:value-type="float" office:value="141.34693877551" calcext:value-type="float">
            <text:p>141.3469387755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squa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23]-[.B$86])^2" office:value-type="float" office:value="553.767169614983" calcext:value-type="float">
            <text:p>553.7671696149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24]-[.B$86])^2" office:value-type="float" office:value="155.444588969824" calcext:value-type="float">
            <text:p>155.444588969824</text:p>
          </table:table-cell>
          <table:table-cell/>
          <table:table-cell office:value-type="string" calcext:value-type="string">
            <text:p>SSW</text:p>
          </table:table-cell>
          <table:table-cell table:formula="of:=[.C20]+[.E20]+[.G20]+[.I20]" office:value-type="float" office:value="14654.6676587302" calcext:value-type="float">
            <text:p>14654.6676587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25]-[.B$86])^2" office:value-type="float" office:value="55.7671696149848" calcext:value-type="float">
            <text:p>55.7671696149848</text:p>
          </table:table-cell>
          <table:table-cell/>
          <table:table-cell office:value-type="string" calcext:value-type="string">
            <text:p>SST</text:p>
          </table:table-cell>
          <table:table-cell table:formula="of:=[.C85]" office:value-type="float" office:value="14815.435483871" calcext:value-type="float">
            <text:p>14815.435483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26]-[.B$86])^2" office:value-type="float" office:value="1808.99297606659" calcext:value-type="float">
            <text:p>1808.99297606659</text:p>
          </table:table-cell>
          <table:table-cell/>
          <table:table-cell office:value-type="string" calcext:value-type="string">
            <text:p>SSB</text:p>
          </table:table-cell>
          <table:table-cell table:formula="of:=[.F25]-[.F24]" office:value-type="float" office:value="160.767825140798" calcext:value-type="float">
            <text:p>160.767825140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27]-[.B$86])^2" office:value-type="float" office:value="12.0252341311136" calcext:value-type="float">
            <text:p>12.02523413111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28]-[.B$86])^2" office:value-type="float" office:value="89.6381373569204" calcext:value-type="float">
            <text:p>89.6381373569204</text:p>
          </table:table-cell>
          <table:table-cell/>
          <table:table-cell office:value-type="string" calcext:value-type="string">
            <text:p>SSB degrees of freedo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29]-[.B$86])^2" office:value-type="float" office:value="381.509105098854" calcext:value-type="float">
            <text:p>381.509105098854</text:p>
          </table:table-cell>
          <table:table-cell/>
          <table:table-cell office:value-type="string" calcext:value-type="string">
            <text:p>SSW degrees of freedom</text:p>
          </table:table-cell>
          <table:table-cell/>
          <table:table-cell table:formula="of:=COUNT([.B23:.B84])-4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30]-[.B$86])^2" office:value-type="float" office:value="0.218782518210225" calcext:value-type="float">
            <text:p>0.218782518210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31]-[.B$86])^2" office:value-type="float" office:value="241.251040582725" calcext:value-type="float">
            <text:p>241.251040582725</text:p>
          </table:table-cell>
          <table:table-cell/>
          <table:table-cell office:value-type="string" calcext:value-type="string">
            <text:p>F</text:p>
          </table:table-cell>
          <table:table-cell table:formula="of:=([.F26]/[.G28])/([.F24]/[.G29])" office:value-type="float" office:value="0.212094741764442" calcext:value-type="float">
            <text:p>0.212094741764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32]-[.B$86])^2" office:value-type="float" office:value="20.5413631633712" calcext:value-type="float">
            <text:p>20.54136316337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3]-[.B$86])^2" office:value-type="float" office:value="928.283298647244" calcext:value-type="float">
            <text:p>928.283298647244</text:p>
          </table:table-cell>
          <table:table-cell table:number-columns-repeated="2"/>
          <table:table-cell office:value-type="string" calcext:value-type="string">
            <text:p>statistical significance</text:p>
          </table:table-cell>
          <table:table-cell table:number-columns-repeated="3"/>
          <table:table-cell office:value-type="string" calcext:value-type="string">
            <text:p>(poziom istotności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34]-[.B$86])^2" office:value-type="float" office:value="209.315556711759" calcext:value-type="float">
            <text:p>209.31555671175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35]-[.B$86])^2" office:value-type="float" office:value="72.7994276795" calcext:value-type="float">
            <text:p>72.7994276795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36]-[.B$86])^2" office:value-type="float" office:value="239.251040582727" calcext:value-type="float">
            <text:p>239.251040582727</text:p>
          </table:table-cell>
          <table:table-cell table:number-columns-repeated="2"/>
          <table:table-cell table:number-columns-repeated="4" office:value-type="string" calcext:value-type="string">
            <text:p>PRAWDA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37]-[.B$86])^2" office:value-type="float" office:value="132.992976066597" calcext:value-type="float">
            <text:p>132.9929760665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38]-[.B$86])^2" office:value-type="float" office:value="463.638137356919" calcext:value-type="float">
            <text:p>463.6381373569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39]-[.B$86])^2" office:value-type="float" office:value="89.6381373569204" calcext:value-type="float">
            <text:p>89.63813735692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40]-[.B$86])^2" office:value-type="float" office:value="239.251040582727" calcext:value-type="float">
            <text:p>239.251040582727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formula="of:=([.B41]-[.B$86])^2" office:value-type="float" office:value="553.767169614983" calcext:value-type="float">
            <text:p>553.76716961498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formula="of:=([.B42]-[.B$86])^2" office:value-type="float" office:value="155.444588969824" calcext:value-type="float">
            <text:p>155.44458896982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formula="of:=([.B43]-[.B$86])^2" office:value-type="float" office:value="55.7671696149848" calcext:value-type="float">
            <text:p>55.7671696149848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83" calcext:value-type="float">
            <text:p>83</text:p>
          </table:table-cell>
          <table:table-cell table:formula="of:=([.B44]-[.B$86])^2" office:value-type="float" office:value="1808.99297606659" calcext:value-type="float">
            <text:p>1808.99297606659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formula="of:=([.B45]-[.B$86])^2" office:value-type="float" office:value="12.0252341311136" calcext:value-type="float">
            <text:p>12.025234131113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formula="of:=([.B46]-[.B$86])^2" office:value-type="float" office:value="89.6381373569204" calcext:value-type="float">
            <text:p>89.638137356920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formula="of:=([.B47]-[.B$86])^2" office:value-type="float" office:value="381.509105098854" calcext:value-type="float">
            <text:p>381.50910509885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formula="of:=([.B48]-[.B$86])^2" office:value-type="float" office:value="0.218782518210225" calcext:value-type="float">
            <text:p>0.21878251821022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formula="of:=([.B49]-[.B$86])^2" office:value-type="float" office:value="241.251040582725" calcext:value-type="float">
            <text:p>241.25104058272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formula="of:=([.B50]-[.B$86])^2" office:value-type="float" office:value="20.5413631633712" calcext:value-type="float">
            <text:p>20.54136316337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formula="of:=([.B51]-[.B$86])^2" office:value-type="float" office:value="928.283298647244" calcext:value-type="float">
            <text:p>928.28329864724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formula="of:=([.B52]-[.B$86])^2" office:value-type="float" office:value="209.315556711759" calcext:value-type="float">
            <text:p>209.315556711759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formula="of:=([.B53]-[.B$86])^2" office:value-type="float" office:value="72.7994276795" calcext:value-type="float">
            <text:p>72.799427679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formula="of:=([.B54]-[.B$86])^2" office:value-type="float" office:value="239.251040582727" calcext:value-type="float">
            <text:p>239.25104058272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55" calcext:value-type="float">
            <text:p>55</text:p>
          </table:table-cell>
          <table:table-cell table:formula="of:=([.B55]-[.B$86])^2" office:value-type="float" office:value="211.186524453693" calcext:value-type="float">
            <text:p>211.18652445369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formula="of:=([.B56]-[.B$86])^2" office:value-type="float" office:value="6.41233090530682" calcext:value-type="float">
            <text:p>6.4123309053068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table:formula="of:=([.B57]-[.B$86])^2" office:value-type="float" office:value="157.057492195629" calcext:value-type="float">
            <text:p>157.05749219562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formula="of:=([.B58]-[.B$86])^2" office:value-type="float" office:value="504.799427679502" calcext:value-type="float">
            <text:p>504.79942767950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59" calcext:value-type="float">
            <text:p>59</text:p>
          </table:table-cell>
          <table:table-cell table:formula="of:=([.B59]-[.B$86])^2" office:value-type="float" office:value="343.444588969822" calcext:value-type="float">
            <text:p>343.44458896982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formula="of:=([.B60]-[.B$86])^2" office:value-type="float" office:value="71.7026534859526" calcext:value-type="float">
            <text:p>71.702653485952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formula="of:=([.B61]-[.B$86])^2" office:value-type="float" office:value="181.380072840792" calcext:value-type="float">
            <text:p>181.38007284079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formula="of:=([.B62]-[.B$86])^2" office:value-type="float" office:value="109.573621227888" calcext:value-type="float">
            <text:p>109.573621227888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formula="of:=([.B63]-[.B$86])^2" office:value-type="float" office:value="6.08975026014583" calcext:value-type="float">
            <text:p>6.0897502601458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formula="of:=([.B64]-[.B$86])^2" office:value-type="float" office:value="239.251040582727" calcext:value-type="float">
            <text:p>239.25104058272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formula="of:=([.B65]-[.B$86])^2" office:value-type="float" office:value="2.34781477627462" calcext:value-type="float">
            <text:p>2.3478147762746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5" calcext:value-type="float">
            <text:p>45</text:p>
          </table:table-cell>
          <table:table-cell table:formula="of:=([.B66]-[.B$86])^2" office:value-type="float" office:value="20.5413631633712" calcext:value-type="float">
            <text:p>20.541363163371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formula="of:=([.B67]-[.B$86])^2" office:value-type="float" office:value="418.928459937566" calcext:value-type="float">
            <text:p>418.92845993756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formula="of:=([.B68]-[.B$86])^2" office:value-type="float" office:value="30.6058792924034" calcext:value-type="float">
            <text:p>30.605879292403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formula="of:=([.B69]-[.B$86])^2" office:value-type="float" office:value="30.6058792924034" calcext:value-type="float">
            <text:p>30.605879292403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formula="of:=([.B70]-[.B$86])^2" office:value-type="float" office:value="19.9607180020814" calcext:value-type="float">
            <text:p>19.960718002081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9" calcext:value-type="float">
            <text:p>39</text:p>
          </table:table-cell>
          <table:table-cell table:formula="of:=([.B71]-[.B$86])^2" office:value-type="float" office:value="2.15426638917803" calcext:value-type="float">
            <text:p>2.1542663891780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formula="of:=([.B72]-[.B$86])^2" office:value-type="float" office:value="6.08975026014583" calcext:value-type="float">
            <text:p>6.0897502601458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formula="of:=([.B73]-[.B$86])^2" office:value-type="float" office:value="20.5413631633712" calcext:value-type="float">
            <text:p>20.541363163371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formula="of:=([.B74]-[.B$86])^2" office:value-type="float" office:value="12.476847034339" calcext:value-type="float">
            <text:p>12.47684703433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formula="of:=([.B75]-[.B$86])^2" office:value-type="float" office:value="131.509105098856" calcext:value-type="float">
            <text:p>131.50910509885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formula="of:=([.B76]-[.B$86])^2" office:value-type="float" office:value="109.573621227888" calcext:value-type="float">
            <text:p>109.57362122788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formula="of:=([.B77]-[.B$86])^2" office:value-type="float" office:value="90.8639438085322" calcext:value-type="float">
            <text:p>90.863943808532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63" calcext:value-type="float">
            <text:p>63</text:p>
          </table:table-cell>
          <table:table-cell table:formula="of:=([.B78]-[.B$86])^2" office:value-type="float" office:value="507.702653485951" calcext:value-type="float">
            <text:p>507.70265348595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formula="of:=([.B79]-[.B$86])^2" office:value-type="float" office:value="131.509105098856" calcext:value-type="float">
            <text:p>131.50910509885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formula="of:=([.B80]-[.B$86])^2" office:value-type="float" office:value="89.6381373569204" calcext:value-type="float">
            <text:p>89.638137356920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formula="of:=([.B81]-[.B$86])^2" office:value-type="float" office:value="700.541363163373" calcext:value-type="float">
            <text:p>700.54136316337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formula="of:=([.B82]-[.B$86])^2" office:value-type="float" office:value="56.7349115504678" calcext:value-type="float">
            <text:p>56.734911550467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2" calcext:value-type="float">
            <text:p>52</text:p>
          </table:table-cell>
          <table:table-cell table:formula="of:=([.B83]-[.B$86])^2" office:value-type="float" office:value="132.992976066597" calcext:value-type="float">
            <text:p>132.99297606659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formula="of:=([.B84]-[.B$86])^2" office:value-type="float" office:value="6.08975026014583" calcext:value-type="float">
            <text:p>6.08975026014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formula="of:=SUM([.B23:.B84])" office:value-type="float" office:value="2509" calcext:value-type="float">
            <text:p>2509</text:p>
          </table:table-cell>
          <table:table-cell table:formula="of:=SUM([.C23:.C84])" office:value-type="float" office:value="14815.435483871" calcext:value-type="float">
            <text:p>14815.4354838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23:.B84])" office:value-type="float" office:value="40.4677419354839" calcext:value-type="float">
            <text:p>40.4677419354839</text:p>
          </table:table-cell>
          <table:table-cell table:formula="of:=AVERAGE([.C23:.C84])" office:value-type="float" office:value="238.958636836628" calcext:value-type="float">
            <text:p>238.95863683662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1:42:19.712195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2:45:57.477850149</dc:date>
    <meta:editing-duration>PT14M14S</meta:editing-duration>
    <meta:editing-cycles>2</meta:editing-cycles>
    <meta:generator>LibreOffice/6.2.3.2$Linux_X86_64 LibreOffice_project/20$Build-2</meta:generator>
    <meta:document-statistic meta:table-count="1" meta:cell-count="307" meta:object-count="0"/>
  </office:meta>
</office:document-meta>
</file>